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0bf5b0" officeooo:paragraph-rsid="000bf5b0"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0bf5b0" officeooo:paragraph-rsid="000bf5b0"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0cfa1f" officeooo:paragraph-rsid="000cfa1f"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31ab3" officeooo:paragraph-rsid="00131ab3" style:font-weight-asian="bold" style:font-weight-complex="bold"/>
    </style:style>
    <style:style style:name="P5" style:family="paragraph" style:parent-style-name="Standard">
      <style:paragraph-properties fo:text-align="justify" style:justify-single-word="false"/>
      <style:text-properties style:font-name="Arial" officeooo:rsid="000bf5b0" officeooo:paragraph-rsid="000bf5b0"/>
    </style:style>
    <style:style style:name="P6" style:family="paragraph" style:parent-style-name="Standard">
      <style:paragraph-properties fo:text-align="justify" style:justify-single-word="false"/>
      <style:text-properties style:font-name="Arial" officeooo:rsid="000cfa1f" officeooo:paragraph-rsid="000cfa1f"/>
    </style:style>
    <style:style style:name="P7" style:family="paragraph" style:parent-style-name="Standard">
      <style:paragraph-properties fo:text-align="justify" style:justify-single-word="false"/>
      <style:text-properties style:font-name="Arial" officeooo:rsid="000cfa1f" officeooo:paragraph-rsid="000f166a"/>
    </style:style>
    <style:style style:name="P8" style:family="paragraph" style:parent-style-name="Standard">
      <style:paragraph-properties fo:text-align="justify" style:justify-single-word="false"/>
      <style:text-properties style:font-name="Arial" fo:font-weight="normal" officeooo:rsid="000cfa1f" officeooo:paragraph-rsid="000cfa1f" style:font-weight-asian="normal" style:font-weight-complex="normal"/>
    </style:style>
    <style:style style:name="P9" style:family="paragraph" style:parent-style-name="Standard" style:list-style-name="L1">
      <style:paragraph-properties fo:text-align="justify" style:justify-single-word="false"/>
      <style:text-properties style:font-name="Arial" fo:font-weight="normal" officeooo:rsid="000cfa1f" officeooo:paragraph-rsid="000cfa1f" style:font-weight-asian="normal" style:font-weight-complex="normal"/>
    </style:style>
    <style:style style:name="P10" style:family="paragraph" style:parent-style-name="Standard">
      <style:paragraph-properties fo:text-align="justify" style:justify-single-word="false"/>
      <style:text-properties style:font-name="Arial" officeooo:rsid="0011b118" officeooo:paragraph-rsid="0011b118"/>
    </style:style>
    <style:style style:name="P11" style:family="paragraph" style:parent-style-name="Header">
      <style:text-properties fo:font-size="8pt" officeooo:rsid="00131ab3" officeooo:paragraph-rsid="00131ab3" style:font-size-asian="8pt" style:font-size-complex="8pt"/>
    </style:style>
    <style:style style:name="T1" style:family="text">
      <style:text-properties officeooo:rsid="000bf5b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sarrollo de Aplicaciones Empresariales I</text:p>
      <text:p text:style-name="P5"/>
      <text:p text:style-name="P2">Proyecto</text:p>
      <text:p text:style-name="P5"/>
      <text:p text:style-name="P5">Aplicación WEB para la gestión del Personal Contratado en los Órganos del Servicio Exterior</text:p>
      <text:p text:style-name="P5"/>
      <text:p text:style-name="P3">Alumno</text:p>
      <text:p text:style-name="P6"/>
      <text:p text:style-name="P6">Jorge Leonardo Céspedes Tapia</text:p>
      <text:p text:style-name="P6"/>
      <text:p text:style-name="P10"><text:span text:style-name="T2">INTRODUCCIÓN</text:span></text:p>
      <text:p text:style-name="P6"/>
      <text:p text:style-name="P6"><text:span text:style-name="T2">Propósito</text:span> </text:p>
      <text:p text:style-name="P6">El presente documento tiene como propósito presentar una solución para el registro y control del personal contratado localmente en los Órganos del Servicio Exterior.</text:p>
      <text:p text:style-name="P6"/>
      <text:p text:style-name="P6">El propósito del Plan de Desarrollo de Software es proporcionar la información necesaria para controlar el proyecto. En él se describe el enfoque de desarrollo del software.</text:p>
      <text:p text:style-name="P6"/>
      <text:p text:style-name="P6">Los usuarios del Plan de Desarrollo del Software son:</text:p>
      <text:p text:style-name="P6">• El jefe del proyecto lo utiliza para organizar la agenda y necesidades de recursos, y para realizar su seguimiento.</text:p>
      <text:p text:style-name="P6">• Los miembros del equipo de desarrollo lo usan para entender lo qué deben hacer, cuándo deben hacerlo y qué otras actividades dependen de ello. </text:p>
      <text:p text:style-name="P6"/>
      <text:p text:style-name="P3">Alcance</text:p>
      <text:p text:style-name="P7">El Plan de Desarrollo del Software describe el plan global usado para el desarrollo del “<text:span text:style-name="T1">Aplicación WEB para la gestión del Personal Contratado en los Órganos del Servicio Exterior</text:span>”.</text:p>
      <text:p text:style-name="P7">Durante el proceso de desarrollo en el artefacto “Visión” se definen las características del producto a desarrollar, lo cual constituye la base para la planificación de las iteraciones. Para la versión 1.0 del Plan de Desarrollo del Software, nos hemos basado en la captura de requisitos por medio del <text:span text:style-name="T3">stakeholder</text:span> representante de la empresa para hacer una estimación aproximada, una vez comenzado el proyecto y durante la fase de Inicio se generará la primera versión del artefacto “Visión”, el cual se utilizará para refinar este documento. Posteriormente, el avance del proyecto y el seguimiento en cada una de las iteraciones ocasionará el ajuste de este documento produciendo nuevas versiones actualizadas. </text:p>
      <text:p text:style-name="P6"/>
      <text:p text:style-name="P3">Resumen</text:p>
      <text:p text:style-name="P8">Después de esta introducción, el resto del documento está organizado en las siguientes secciones:</text:p>
      <text:list xml:id="list2489513111" text:style-name="L1">
        <text:list-item>
          <text:p text:style-name="P9">Vista General del Proyecto — proporciona una descripción del propósito, alcance y objetivos del proyecto, estableciendo los artefactos que serán producidos y utilizados durante el proyecto.</text:p>
        </text:list-item>
        <text:list-item>
          <text:p text:style-name="P9">Organización del Proyecto — describe la estructura organizacional del equipo de desarrollo.</text:p>
        </text:list-item>
        <text:list-item>
          <text:p text:style-name="P9"><text:soft-page-break/>Gestión del Proceso — explica los costos y planificación estimada, define las fases e hitos del proyecto y describe cómo se realizará su seguimiento.</text:p>
        </text:list-item>
        <text:list-item>
          <text:p text:style-name="P9">Planes y Guías de aplicación — proporciona una vista global del proceso de desarrollo de software, incluyendo métodos, herramientas y técnicas que serán utilizadas. </text:p>
        </text:list-item>
      </text:list>
      <text:p text:style-name="P8"/>
      <text:p text:style-name="P4">VISTA GENERAL DEL PROYECTO</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31ab3" officeooo:paragraph-rsid="00131ab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ISIL<text:tab/><text:tab/>Jorge L. Céspedes Tapia</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8:18:59.275206919</meta:creation-date>
    <dc:date>2018-10-01T18:43:12.905140642</dc:date>
    <meta:editing-duration>PT24M16S</meta:editing-duration>
    <meta:editing-cycles>8</meta:editing-cycles>
    <meta:generator>LibreOffice/6.0.5.2$MacOSX_X86_64 LibreOffice_project/54c8cbb85f300ac59db32fe8a675ff7683cd5a16</meta:generator>
    <meta:document-statistic meta:table-count="0" meta:image-count="0" meta:object-count="0" meta:page-count="2" meta:paragraph-count="24" meta:word-count="384" meta:character-count="2517" meta:non-whitespace-character-count="2152"/>
  </office:meta>
</office:document-meta>
</file>